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853842222412718185" text:style-name="L1">
        <text:list-item>
          <text:list>
            <text:list-header>
              <text:p text:style-name="P26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</text:p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2T17:52:28.68</dc:date>
    <dc:creator>James Lombardi</dc:creator>
    <meta:editing-duration>P1DT5H14M10S</meta:editing-duration>
    <meta:editing-cycles>222</meta:editing-cycles>
    <meta:document-statistic meta:table-count="0" meta:image-count="0" meta:object-count="0" meta:page-count="12" meta:paragraph-count="253" meta:word-count="3157" meta:character-count="15432"/>
  </office:meta>
</office:document-meta>
</file>